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1d155" style:font-weight-asian="bold" style:font-weight-complex="bold"/>
    </style:style>
    <style:style style:name="T9" style:family="text">
      <style:text-properties fo:font-weight="bold" officeooo:rsid="0022e60a" style:font-weight-asian="bold" style:font-weight-complex="bold"/>
    </style:style>
    <style:style style:name="T10" style:family="text">
      <style:text-properties fo:font-weight="bold" officeooo:rsid="0028b8a0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officeooo:rsid="001a69fb"/>
    </style:style>
    <style:style style:name="T14" style:family="text">
      <style:text-properties officeooo:rsid="001d3769"/>
    </style:style>
    <style:style style:name="T15" style:family="text">
      <style:text-properties officeooo:rsid="0021d155"/>
    </style:style>
    <style:style style:name="T16" style:family="text">
      <style:text-properties officeooo:rsid="0022e6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Minivan Dvorak keymap</text:h>
      <text:p text:style-name="P8"><text:span text:style-name="T12">_LTR</text:span><text:span text:style-name="T11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5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6"><text:span text:style-name="T5">_NSY</text:span> (Numbers and SYmbols)</text:p>
      <text:p text:style-name="Preformatted_20_Text"><text:s text:c="4"/><text:span text:style-name="T5"><text:s/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8"><text:span text:style-name="T12">_FUN</text:span><text:span text:style-name="T11"> (F-keys, Layer access, Set BASE key direction)</text:span></text:p>
      <text:p text:style-name="P3"><text:s text:c="5"/>BASE: NUMS: FUN<text:span text:style-name="T14">&lt;</text:span> <text:s/>_MOV <text:s/>_RAR <text:s/>_REV <text:s/><text:span text:style-name="T1">|</text:span> ACCE: DRAW: xxx <text:s text:c="2"/>xxx <text:s text:c="2"/>xxx <text:s/>!<text:span text:style-name="T13">Descr</text:span></text:p>
      <text:p text:style-name="P3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<text:s text:c="5"/>--------------------------------------------------------</text:p>
      <text:p text:style-name="P3"><text:s text:c="5"/>LAlt <text:s/>LCtl&amp; <text:s text:c="2"/>LCtl&amp; <text:s text:c="2"/>LSft&amp; <text:span text:style-name="T1">|</text:span> +LCtl&amp;LSft <text:span text:style-name="T13">xxx</text:span> BASE <text:s text:c="2"/>RAlt</text:p>
      <text:p text:style-name="P3"><text:s text:c="11"/>LSft <text:s text:c="3"/>LAlt <text:s text:c="3"/>LAlt <text:s/><text:span text:style-name="T1">|</text:span> &amp;LAlt <text:s text:c="10"/></text:p>
      <text:p text:style-name="P3"><text:s text:c="11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 text:c="5"/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-</text:p>
      <text:p text:style-name="Preformatted_20_Text"><text:s text:c="4"/><text:span text:style-name="T5"><text:s/>Left+LAlt Del <text:s text:c="2"/>Ent <text:s text:c="2"/>___ </text:span><text:span text:style-name="T1">|</text:span><text:span text:style-name="T5"> PgUp <text:s/>PgDn <text:s/></text:span><text:span text:style-name="T8">BASE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<text:s text:c="5"/>BASE <text:s/>xxx <text:s text:c="2"/><text:span text:style-name="T15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<text:s text:c="5"/>P <text:s text:c="4"/>Power Wake <text:s/>Sleep Pause ScrLk <text:span text:style-name="T2">|</text:span><text:span text:style-name="T15"> </text:span>PrtS <text:s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----</text:p>
      <text:p text:style-name="Preformatted_20_Text"><text:s text:c="5"/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8">BASE</text:span><text:span text:style-name="T5"> <text:s text:c="2"/>App</text:span></text:p>
      <text:p text:style-name="P2"/>
      <text:p text:style-name="P7"><text:span text:style-name="T5">_REV</text:span> (REVerse hands) (Only through _FUN layer)</text:p>
      <text:p text:style-name="Preformatted_20_Text"><text:s text:c="5"/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-</text:p>
      <text:p text:style-name="Preformatted_20_Text"><text:s text:c="5"/><text:span text:style-name="T5">Left+LAlt Del <text:s text:c="2"/>PgDn <text:s text:c="4"/>PgUp </text:span><text:span text:style-name="T1">|</text:span><text:span text:style-name="T5"> . <text:s text:c="3"/>xxx <text:s text:c="2"/>, <text:s text:c="4"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-</text:p>
      <text:p text:style-name="Preformatted_20_Text"><text:s text:c="2"/><text:span text:style-name="T5"><text:s text:c="3"/>LAlt+Left ___ <text:s text:c="2"/>LGUI <text:s/>Ent <text:s/></text:span><text:span text:style-name="T1">|</text:span><text:span text:style-name="T5"> Spc <text:s text:c="2"/>RGUI <text:s/></text:span><text:span text:style-name="T8">BASE</text:span><text:span text:style-name="T5"> <text:s text:c="2"/>___</text:span></text:p>
      <text:p text:style-name="Preformatted_20_Text"/>
      <text:p text:style-name="P11"><text:span text:style-name="T3"><text:s text:c="5"/></text:span><text:span text:style-name="T9">BASE <text:s/>„“ <text:s text:c="3"/>” <text:s text:c="4"/>¤£ <text:s text:c="3"/>∅ ¢ <text:s text:c="2"/>±ƒ <text:s text:c="2"/></text:span><text:span text:style-name="T3"><text:s/>| ❦♥ </text:span><text:span text:style-name="T9"><text:s text:c="3"/>:</text:span><text:span text:style-name="T10">):( <text:s text:c="2"/>👍👎 <text:s text:c="2"/>⁽₍ <text:s text:c="3"/>⁾₎ <text:s/></text:span><text:span text:style-name="T4"><text:s/></text:span><text:span text:style-name="T10">Bspc</text:span><text:span text:style-name="T4">⁽¹⁾</text:span>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-</text:p>
      <text:p text:style-name="Preformatted_20_Text"><text:s text:c="5"/><text:span text:style-name="T5">LAlt+Left xxx <text:s text:c="2"/>xxx <text:s text:c="2"/>Ent <text:s/></text:span><text:span text:style-name="T1">|</text:span><text:span text:style-name="T5"> Spc <text:s text:c="2"/>xxx <text:s text:c="2"/></text:span><text:span text:style-name="T8">BASE</text:span><text:span text:style-name="T5"> <text:s text:c="2"/>___</text:span></text:p>
      <text:p text:style-name="P10">User reference. ⁽¹⁾<text:span text:style-name="T16">N</text:span>ot all Unicode characters <text:span text:style-name="T16">are </text:span>supported by this</text:p>
      <text:p text:style-name="P10"><text:s/>editor. <text:span text:style-name="T16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8T09:37:09.259347760</dc:date>
    <meta:editing-duration>PT1H36M23S</meta:editing-duration>
    <meta:editing-cycles>14</meta:editing-cycles>
    <meta:generator>LibreOffice/6.1.5.2$Linux_X86_64 LibreOffice_project/10$Build-2</meta:generator>
    <meta:print-date>2019-12-06T10:30:18.830335566</meta:print-date>
    <meta:document-statistic meta:table-count="0" meta:image-count="0" meta:object-count="0" meta:page-count="1" meta:paragraph-count="52" meta:word-count="486" meta:character-count="3418" meta:non-whitespace-character-count="2042"/>
  </office:meta>
</office:document-meta>
</file>